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5c8" officeooo:paragraph-rsid="0005b5c8"/>
    </style:style>
    <style:style style:name="P2" style:family="paragraph" style:parent-style-name="Standard">
      <style:text-properties officeooo:rsid="00066a9f" officeooo:paragraph-rsid="00066a9f"/>
    </style:style>
    <style:style style:name="P3" style:family="paragraph" style:parent-style-name="Standard">
      <style:text-properties officeooo:rsid="00069ae9" officeooo:paragraph-rsid="00069a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ier _ test FC</text:p>
      <text:p text:style-name="P1"/>
      <text:p text:style-name="P2">dsdsgs</text:p>
      <text:p text:style-name="P3"/>
      <text:p text:style-name="P3"/>
      <text:p text:style-name="P3">Je tape des modifications et je vois ce qui se passe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23:00:08.598682641</meta:creation-date>
    <dc:date>2017-11-17T23:04:27.375640250</dc:date>
    <meta:editing-duration>PT4M2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6" meta:character-count="76" meta:non-whitespace-character-count="62"/>
  </office:meta>
</office:document-meta>
</file>